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011cm" style:rel-column-width="7751*"/>
    </style:style>
    <style:style style:name="Table1.B" style:family="table-column">
      <style:table-column-properties style:column-width="1.628cm" style:rel-column-width="6276*"/>
    </style:style>
    <style:style style:name="Table1.C" style:family="table-column">
      <style:table-column-properties style:column-width="10.384cm" style:rel-column-width="40029*"/>
    </style:style>
    <style:style style:name="Table1.D" style:family="table-column">
      <style:table-column-properties style:column-width="2.977cm" style:rel-column-width="11479*"/>
    </style:style>
    <style:style style:name="Table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0c0c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19cm" style:rel-column-width="10865*"/>
    </style:style>
    <style:style style:name="Table3.B" style:family="table-column">
      <style:table-column-properties style:column-width="1.482cm" style:rel-column-width="5711*"/>
    </style:style>
    <style:style style:name="Table3.C" style:family="table-column">
      <style:table-column-properties style:column-width="10.081cm" style:rel-column-width="38859*"/>
    </style:style>
    <style:style style:name="Table3.D" style:family="table-column">
      <style:table-column-properties style:column-width="2.619cm" style:rel-column-width="10100*"/>
    </style:style>
    <style:style style:name="Table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e6e6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6e6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8pt" officeooo:rsid="001f5e60" officeooo:paragraph-rsid="001f5e60" style:font-size-asian="8pt" style:font-size-complex="8pt"/>
    </style:style>
    <style:style style:name="P2" style:family="paragraph" style:parent-style-name="Standard">
      <style:text-properties fo:font-size="8pt" officeooo:rsid="00159a32" officeooo:paragraph-rsid="00159a32" style:font-size-asian="8pt" style:font-size-complex="8pt"/>
    </style:style>
    <style:style style:name="P3" style:family="paragraph" style:parent-style-name="Standard">
      <style:text-properties fo:font-size="8pt" officeooo:rsid="00159a32" officeooo:paragraph-rsid="001ddd7c" style:font-size-asian="8pt" style:font-size-complex="8pt"/>
    </style:style>
    <style:style style:name="P4" style:family="paragraph" style:parent-style-name="Standard">
      <style:text-properties fo:font-size="8pt" officeooo:rsid="0016b32f" officeooo:paragraph-rsid="0016b32f" style:font-size-asian="8pt" style:font-size-complex="8pt"/>
    </style:style>
    <style:style style:name="P5" style:family="paragraph" style:parent-style-name="Standard">
      <style:text-properties fo:font-size="8pt" officeooo:rsid="0016b32f" officeooo:paragraph-rsid="0024edb3" style:font-size-asian="8pt" style:font-size-complex="8pt"/>
    </style:style>
    <style:style style:name="P6" style:family="paragraph" style:parent-style-name="Standard">
      <style:text-properties fo:font-size="8pt" officeooo:rsid="0018b309" officeooo:paragraph-rsid="0016b32f" style:font-size-asian="8pt" style:font-size-complex="8pt"/>
    </style:style>
    <style:style style:name="P7" style:family="paragraph" style:parent-style-name="Standard">
      <style:text-properties fo:font-size="8pt" officeooo:rsid="0018b309" officeooo:paragraph-rsid="0018b309" style:font-size-asian="8pt" style:font-size-complex="8pt"/>
    </style:style>
    <style:style style:name="P8" style:family="paragraph" style:parent-style-name="Standard">
      <style:text-properties fo:font-size="8pt" officeooo:rsid="001cf429" officeooo:paragraph-rsid="001cf429" style:font-size-asian="8pt" style:font-size-complex="8pt"/>
    </style:style>
    <style:style style:name="P9" style:family="paragraph" style:parent-style-name="Standard">
      <style:text-properties fo:font-size="8pt" officeooo:rsid="001cf429" officeooo:paragraph-rsid="002c66ff" style:font-size-asian="8pt" style:font-size-complex="8pt"/>
    </style:style>
    <style:style style:name="P10" style:family="paragraph" style:parent-style-name="Standard">
      <style:text-properties fo:font-size="8pt" officeooo:rsid="001cf429" officeooo:paragraph-rsid="0025569d" style:font-size-asian="8pt" style:font-size-complex="8pt"/>
    </style:style>
    <style:style style:name="P11" style:family="paragraph" style:parent-style-name="Standard">
      <style:text-properties fo:font-size="8pt" officeooo:rsid="001ddd7c" officeooo:paragraph-rsid="001ddd7c" style:font-size-asian="8pt" style:font-size-complex="8pt"/>
    </style:style>
    <style:style style:name="P12" style:family="paragraph" style:parent-style-name="Standard">
      <style:text-properties fo:font-size="8pt" fo:font-weight="bold" officeooo:rsid="0016b32f" officeooo:paragraph-rsid="0016b32f" style:font-size-asian="8pt" style:font-weight-asian="bold" style:font-size-complex="8pt" style:font-weight-complex="bold"/>
    </style:style>
    <style:style style:name="P13" style:family="paragraph" style:parent-style-name="Standard">
      <style:text-properties fo:font-size="8pt" fo:font-weight="bold" officeooo:rsid="001cf429" officeooo:paragraph-rsid="001cf429" style:font-size-asian="8pt" style:font-weight-asian="bold" style:font-size-complex="8pt" style:font-weight-complex="bold"/>
    </style:style>
    <style:style style:name="P14" style:family="paragraph" style:parent-style-name="Standard">
      <style:text-properties fo:font-size="8pt" fo:font-weight="bold" officeooo:rsid="0018b309" officeooo:paragraph-rsid="0024edb3" style:font-size-asian="8pt" style:font-weight-asian="bold" style:font-size-complex="8pt" style:font-weight-complex="bold"/>
    </style:style>
    <style:style style:name="P15" style:family="paragraph" style:parent-style-name="Standard">
      <style:text-properties fo:font-size="10pt" fo:font-weight="bold" officeooo:rsid="00159a32" officeooo:paragraph-rsid="00159a32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fo:font-weight="bold" officeooo:rsid="00159a32" officeooo:paragraph-rsid="0016b32f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rsid="00159a32" officeooo:paragraph-rsid="0018b309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fo:font-weight="bold" officeooo:rsid="00159a32" officeooo:paragraph-rsid="0024edb3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fo:font-weight="bold" officeooo:rsid="00236632" officeooo:paragraph-rsid="002e4e19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159a32" officeooo:paragraph-rsid="00159a32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officeooo:rsid="00159a32" officeooo:paragraph-rsid="00159a32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font-size="8pt" officeooo:rsid="00159a32" officeooo:paragraph-rsid="00159a32" style:font-size-asian="8pt" style:font-size-complex="8pt"/>
    </style:style>
    <style:style style:name="P23" style:family="paragraph" style:parent-style-name="Table_20_Contents">
      <style:text-properties fo:font-size="8pt" officeooo:paragraph-rsid="0024edb3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bold" officeooo:rsid="0024edb3" officeooo:paragraph-rsid="0024edb3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bold" officeooo:rsid="002e4e19" officeooo:paragraph-rsid="002e4e19" style:font-size-asian="8pt" style:font-weight-asian="bold" style:font-size-complex="8pt" style:font-weight-complex="bold"/>
    </style:style>
    <style:style style:name="P26" style:family="paragraph" style:parent-style-name="Table_20_Contents">
      <style:text-properties fo:font-size="8pt" officeooo:rsid="0024edb3" officeooo:paragraph-rsid="0024edb3" style:font-size-asian="8pt" style:font-size-complex="8pt"/>
    </style:style>
    <style:style style:name="P27" style:family="paragraph" style:parent-style-name="Table_20_Contents">
      <style:text-properties fo:font-size="8pt" officeooo:paragraph-rsid="0030f2a5" style:font-size-asian="8pt" style:font-size-complex="8pt"/>
    </style:style>
    <style:style style:name="P28" style:family="paragraph" style:parent-style-name="Table_20_Contents">
      <style:text-properties fo:font-size="8pt" officeooo:paragraph-rsid="0032b3e0" style:font-size-asian="8pt" style:font-size-complex="8pt"/>
    </style:style>
    <style:style style:name="P29" style:family="paragraph" style:parent-style-name="Table_20_Contents">
      <style:text-properties fo:font-size="8pt" officeooo:paragraph-rsid="0033d1d3" style:font-size-asian="8pt" style:font-size-complex="8pt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24edb3" officeooo:paragraph-rsid="0024edb3" style:font-size-asian="16pt" style:font-weight-asian="bold" style:font-size-complex="16pt" style:font-weight-complex="bold"/>
    </style:style>
    <style:style style:name="P31" style:family="paragraph" style:parent-style-name="Standard">
      <style:text-properties fo:font-size="10pt" fo:font-weight="bold" officeooo:rsid="0024edb3" officeooo:paragraph-rsid="0024edb3" style:font-size-asian="10pt" style:font-weight-asian="bold" style:font-size-complex="10pt" style:font-weight-complex="bold"/>
    </style:style>
    <style:style style:name="P32" style:family="paragraph" style:parent-style-name="Standard">
      <style:text-properties fo:font-size="10pt" fo:font-weight="bold" officeooo:rsid="002c66ff" officeooo:paragraph-rsid="002c66ff" style:font-size-asian="10pt" style:font-weight-asian="bold" style:font-size-complex="10pt" style:font-weight-complex="bold"/>
    </style:style>
    <style:style style:name="P33" style:family="paragraph" style:parent-style-name="Standard">
      <style:text-properties fo:font-size="8pt" fo:font-weight="bold" officeooo:rsid="0024edb3" officeooo:paragraph-rsid="0024edb3" style:font-size-asian="8pt" style:font-weight-asian="bold" style:font-size-complex="8pt" style:font-weight-complex="bold"/>
    </style:style>
    <style:style style:name="P34" style:family="paragraph" style:parent-style-name="Standard">
      <style:text-properties fo:font-size="8pt" fo:font-weight="bold" officeooo:rsid="002c66ff" officeooo:paragraph-rsid="002c66ff" style:font-size-asian="8pt" style:font-weight-asian="bold" style:font-size-complex="8pt" style:font-weight-complex="bold"/>
    </style:style>
    <style:style style:name="P35" style:family="paragraph" style:parent-style-name="Standard">
      <style:text-properties fo:font-size="8pt" fo:font-weight="bold" officeooo:rsid="002e4e19" officeooo:paragraph-rsid="002e4e19" style:font-size-asian="8pt" style:font-weight-asian="bold" style:font-size-complex="8pt" style:font-weight-complex="bold"/>
    </style:style>
    <style:style style:name="P36" style:family="paragraph" style:parent-style-name="Standard">
      <style:text-properties fo:font-size="8pt" fo:font-weight="bold" officeooo:rsid="00236632" officeooo:paragraph-rsid="002e4e19" style:font-size-asian="8pt" style:font-weight-asian="bold" style:font-size-complex="8pt" style:font-weight-complex="bold"/>
    </style:style>
    <style:style style:name="P37" style:family="paragraph" style:parent-style-name="Standard">
      <style:text-properties fo:font-size="8pt" fo:font-weight="bold" officeooo:rsid="0016b32f" officeooo:paragraph-rsid="0016b32f" style:font-size-asian="8pt" style:font-weight-asian="bold" style:font-size-complex="8pt" style:font-weight-complex="bold"/>
    </style:style>
    <style:style style:name="P38" style:family="paragraph" style:parent-style-name="Standard">
      <style:text-properties fo:font-size="8pt" officeooo:rsid="002c0f04" officeooo:paragraph-rsid="002c0f04" style:font-size-asian="8pt" style:font-size-complex="8pt"/>
    </style:style>
    <style:style style:name="P39" style:family="paragraph" style:parent-style-name="Standard">
      <style:text-properties fo:font-size="8pt" officeooo:rsid="002c66ff" officeooo:paragraph-rsid="002c66ff" style:font-size-asian="8pt" style:font-size-complex="8pt"/>
    </style:style>
    <style:style style:name="P40" style:family="paragraph" style:parent-style-name="Standard" style:list-style-name="L1">
      <style:text-properties fo:font-size="8pt" officeooo:rsid="002c66ff" officeooo:paragraph-rsid="002c66ff" style:font-size-asian="8pt" style:font-size-complex="8pt"/>
    </style:style>
    <style:style style:name="P41" style:family="paragraph" style:parent-style-name="Standard">
      <style:paragraph-properties fo:text-align="justify" style:justify-single-word="false"/>
      <style:text-properties fo:font-size="8pt" officeooo:rsid="002c66ff" officeooo:paragraph-rsid="002c66ff" style:font-size-asian="8pt" style:font-size-complex="8pt"/>
    </style:style>
    <style:style style:name="P42" style:family="paragraph" style:parent-style-name="Standard">
      <style:paragraph-properties fo:text-align="justify" style:justify-single-word="false"/>
      <style:text-properties fo:font-size="8pt" officeooo:rsid="002c66ff" officeooo:paragraph-rsid="00351b9c" style:font-size-asian="8pt" style:font-size-complex="8pt"/>
    </style:style>
    <style:style style:name="P43" style:family="paragraph" style:parent-style-name="Standard" style:list-style-name="L3">
      <style:paragraph-properties fo:text-align="justify" style:justify-single-word="false"/>
      <style:text-properties fo:font-size="8pt" officeooo:rsid="002c66ff" officeooo:paragraph-rsid="00351b9c" style:font-size-asian="8pt" style:font-size-complex="8pt"/>
    </style:style>
    <style:style style:name="P44" style:family="paragraph" style:parent-style-name="Standard">
      <style:text-properties fo:font-size="8pt" officeooo:rsid="0025569d" officeooo:paragraph-rsid="0025569d" style:font-size-asian="8pt" style:font-size-complex="8pt"/>
    </style:style>
    <style:style style:name="P45" style:family="paragraph" style:parent-style-name="Standard">
      <style:text-properties fo:font-size="8pt" officeooo:rsid="0024edb3" officeooo:paragraph-rsid="0024edb3" style:font-size-asian="8pt" style:font-size-complex="8pt"/>
    </style:style>
    <style:style style:name="P46" style:family="paragraph" style:parent-style-name="Standard" style:list-style-name="L1">
      <style:text-properties fo:font-size="8pt" officeooo:rsid="001cf429" officeooo:paragraph-rsid="001cf429" style:font-size-asian="8pt" style:font-size-complex="8pt"/>
    </style:style>
    <style:style style:name="P47" style:family="paragraph" style:parent-style-name="Standard">
      <style:text-properties fo:font-size="8pt" officeooo:rsid="002e4e19" officeooo:paragraph-rsid="002e4e19" style:font-size-asian="8pt" style:font-size-complex="8pt"/>
    </style:style>
    <style:style style:name="P48" style:family="paragraph" style:parent-style-name="Standard">
      <style:text-properties fo:font-size="8pt" officeooo:rsid="002e4e19" officeooo:paragraph-rsid="00341436" style:font-size-asian="8pt" style:font-size-complex="8pt"/>
    </style:style>
    <style:style style:name="P49" style:family="paragraph" style:parent-style-name="Standard" style:list-style-name="L2">
      <style:text-properties fo:font-size="8pt" officeooo:rsid="002e4e19" officeooo:paragraph-rsid="002e4e19" style:font-size-asian="8pt" style:font-size-complex="8pt"/>
    </style:style>
    <style:style style:name="P50" style:family="paragraph" style:parent-style-name="Standard" style:list-style-name="L2">
      <style:text-properties fo:font-size="8pt" officeooo:rsid="002e4e19" officeooo:paragraph-rsid="00341436" style:font-size-asian="8pt" style:font-size-complex="8pt"/>
    </style:style>
    <style:style style:name="P51" style:family="paragraph" style:parent-style-name="Standard">
      <style:paragraph-properties fo:text-align="justify" style:justify-single-word="false"/>
      <style:text-properties fo:font-size="8pt" officeooo:rsid="000c29ab" officeooo:paragraph-rsid="0025569d" style:font-size-asian="8pt" style:font-size-complex="8pt"/>
    </style:style>
    <style:style style:name="P52" style:family="paragraph" style:parent-style-name="Standard">
      <style:text-properties fo:font-size="8pt" fo:font-weight="normal" officeooo:rsid="00304304" officeooo:paragraph-rsid="00304304" style:font-size-asian="7pt" style:font-weight-asian="normal" style:font-size-complex="8pt" style:font-weight-complex="normal"/>
    </style:style>
    <style:style style:name="P53" style:family="paragraph" style:parent-style-name="Footer" style:list-style-name="">
      <style:paragraph-properties fo:text-align="center" style:justify-single-word="false" fo:background-color="transparent" text:number-lines="true" text:line-number="1">
        <style:background-image/>
      </style:paragraph-properties>
    </style:style>
    <style:style style:name="P54" style:family="paragraph">
      <style:paragraph-properties fo:text-align="center"/>
    </style:style>
    <style:style style:name="T1" style:family="text">
      <style:text-properties officeooo:rsid="0026d788"/>
    </style:style>
    <style:style style:name="T2" style:family="text">
      <style:text-properties officeooo:rsid="0024edb3"/>
    </style:style>
    <style:style style:name="T3" style:family="text">
      <style:text-properties officeooo:rsid="0025569d"/>
    </style:style>
    <style:style style:name="T4" style:family="text">
      <style:text-properties officeooo:rsid="00293b2c"/>
    </style:style>
    <style:style style:name="T5" style:family="text">
      <style:text-properties officeooo:rsid="002c66ff"/>
    </style:style>
    <style:style style:name="T6" style:family="text">
      <style:text-properties officeooo:rsid="0030f2a5"/>
    </style:style>
    <style:style style:name="T7" style:family="text">
      <style:text-properties officeooo:rsid="0032b3e0"/>
    </style:style>
    <style:style style:name="T8" style:family="text">
      <style:text-properties officeooo:rsid="0033d1d3"/>
    </style:style>
    <style:style style:name="T9" style:family="text">
      <style:text-properties officeooo:rsid="00341436"/>
    </style:style>
    <style:style style:name="T10" style:family="text">
      <style:text-properties officeooo:rsid="00351b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line text:anchor-type="paragraph" draw:z-index="0" draw:style-name="gr1" draw:text-style-name="P54" svg:x1="0.067cm" svg:y1="0.303cm" svg:x2="16.986cm" svg:y2="0.291cm"><text:p/></draw:line></text:p>
      <text:p text:style-name="P30">Visión.</text:p>
      <text:p text:style-name="P2"/>
      <text:p text:style-name="P15">Historia de Revisión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>Versión</text:p>
          </table:table-cell>
          <table:table-cell table:style-name="Table1.A1" office:value-type="string">
            <text:p text:style-name="P21">Fecha</text:p>
          </table:table-cell>
          <table:table-cell table:style-name="Table1.A1" office:value-type="string">
            <text:p text:style-name="P21">Descripción</text:p>
          </table:table-cell>
          <table:table-cell table:style-name="Table1.D1" office:value-type="string">
            <text:p text:style-name="P21">Autor</text:p>
          </table:table-cell>
        </table:table-row>
        <table:table-row>
          <table:table-cell table:style-name="Table1.A2" office:value-type="string">
            <text:p text:style-name="P22">Borrador Inicio</text:p>
          </table:table-cell>
          <table:table-cell table:style-name="Table1.B2" office:value-type="string">
            <text:p text:style-name="P22">27/11/2014</text:p>
          </table:table-cell>
          <table:table-cell table:style-name="Table1.C2" office:value-type="string">
            <text:p text:style-name="P22">Primer borrador para refinarse principalmente durante la elaboración</text:p>
          </table:table-cell>
          <table:table-cell table:style-name="Table1.D2" office:value-type="string">
            <text:p text:style-name="P22">Betancur Damián Ariel</text:p>
          </table:table-cell>
        </table:table-row>
      </table:table>
      <text:p text:style-name="P2"/>
      <text:p text:style-name="P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Introducción</text:p>
      <text:p text:style-name="P2"/>
      <text:p text:style-name="P5"><text:span text:style-name="T2">Preveemos una aplicación de un punto de venta de pasajes (PDVP) tolerante a fallos de próxima generación, PVDP Gestión de Pasajes, con flexibilidad para poder soportar variación en las reglas del negocio del cliente, multiples mecanismos de terminal e interfaz de usuario, y la integración con multiples sistemas de terceras partes</text:span>.</text:p>
      <text:p text:style-name="P18"/>
      <text:p text:style-name="P31">Orientación</text:p>
      <text:p text:style-name="P16"/>
      <text:p text:style-name="P33">Oportunidad del negocio</text:p>
      <text:p text:style-name="P33"/>
      <text:p text:style-name="P38">Los productos PVDP existentes no son adaptables al negocio del cliente, en términos de permitir variar las reglas de negocio y los diseños de la red (por ejemplo cliente delgado o no, arquitectura en 2, 3 ó 4 capas). Además, no permiten su extension de manera adecuada cuando se incrementan los terminales y crece el negocio. Y ninguno permite trabajar en linea o desconectados, adaptandose dinamicamente dependiendo de los fallos. Ninguno se integra fácilmente con muchos sistemas de terceras partes. Ninguno admite nuevas tecnologias como los PDA's móviles. El mercado se siente insatisfecho debido a este estado inflexible de cosas, y demandan PVDP que rectifique esta situación. </text:p>
      <text:p text:style-name="P4"/>
      <text:p text:style-name="P12"><text:span text:style-name="T2">Enunciado del </text:span><text:span text:style-name="T3">problema</text:span> </text:p>
      <text:p text:style-name="P12"/>
      <text:p text:style-name="P51"><text:span text:style-name="T3"><text:tab/>Se trata de una empresa de buses que ha decidido encarar un proyecto de informatización </text:span><text:span text:style-name="T5">de su sistema de ventas y reservas de pasajes.</text:span></text:p>
      <text:p text:style-name="P41">La empresa tiene servicios que cubre distintos “intinerarios”. Cada intinerario tiene un punto de partida y un punto de destino, por ejemplo Posadas-Cordoba. A su vez dentro de cada intinerario existen paradas intermedias en distintas ciudades dentro del recorrido. Por ejemplo el intinerario Posadas-cordoba tiene paradas intermedias como ser Ituzaingo, Corrientes, Resistencia, Reconquista, etc. </text:p>
      <text:p text:style-name="P41"><text:tab/>Para cada intinerario, la empresa comercializa pasajes para el intinerario completo o para tramos entre cualquiera de sus puntos, con la regla de que siempre la partida debe ser anterior al destino dentro del intinerario. Por ejemplo Ituzaingo-Resisitencia es un tramo valido en tanto que para el mismo intinerario Reconquista-Corrientes es invalido.</text:p>
      <text:p text:style-name="P41"><text:tab/>Un servicio es un viaje particular dentro de un intinerario. Los servicios estan caracterizados por un intinerario (incluyendo todos sus puntos intermedios), fecha de partida y de llegada, horario de partida y de llegada, y tienen unidades (bus) asignada.</text:p>
      <text:p text:style-name="P41">Los intinerarios estan preestablecidos en sus horarios de partida y llegada, ciudades, origen y destino, puntos intermedios. </text:p>
      <text:p text:style-name="P41"><text:tab/>Una unidad es un vehiculo colectivo particular que tiene un Layout de butacas propias. </text:p>
      <text:p text:style-name="P41">Hay unidades de uno y dos pisos. Se distinguen categorias de unidades por ejemplo, comun, semi-cama y coche cama. </text:p>
      <text:p text:style-name="P41"><text:tab/>La calidad de un servicio <text:span text:style-name="T10">queda definido por la categoria de la unidad y por el tipo de atención común o ejecutivo. </text:span></text:p>
      <text:p text:style-name="P42"><text:span text:style-name="T10">Segun la calidad de servicioy el intinerario (o tramo del servicio) depende el costo del pasaje.</text:span></text:p>
      <text:p text:style-name="P42"><text:span text:style-name="T10"><text:tab/>El programador del servicio (persona encargada de las altas y mantener servicio) programa un servicio asignado a un intinerario prefijado, una fecha determinada de partida, una unidad, y especifica la calidad del servicio. </text:span></text:p>
      <text:p text:style-name="P42"><text:span text:style-name="T10"/></text:p>
      <text:p text:style-name="P42"><text:span text:style-name="T10">El sistema debe permitir la organización de los servicios y la venta y reserva de pasajes en los mismos. </text:span></text:p>
      <text:p text:style-name="P42"><text:span text:style-name="T10">Un pasaje para un intinerario (o tramo) puede venderse o reservarse, solo si esta libre. Las reservas, caducan 30 minutos antes del horario de partida si es que la venta no se efectivizo. </text:span></text:p>
      <text:p text:style-name="P42"><text:span text:style-name="T10"/></text:p>
      <text:p text:style-name="P42"><text:span text:style-name="T10">Las funciones que debe preveer el sistema deben ser:</text:span></text:p>
      <text:list xml:id="list8388549062364828440" text:style-name="L3">
        <text:list-item>
          <text:p text:style-name="P43"><text:span text:style-name="T10">Reserva de Pasajes</text:span></text:p>
        </text:list-item>
        <text:list-item>
          <text:p text:style-name="P43"><text:span text:style-name="T10">Venta de Pasajes</text:span></text:p>
        </text:list-item>
        <text:list-item>
          <text:p text:style-name="P43"><text:span text:style-name="T10">Cancelación de Reservas a Pedido.</text:span></text:p>
        </text:list-item>
        <text:list-item>
          <text:p text:style-name="P43"><text:span text:style-name="T10">Mantenimiento de Intinerario.</text:span></text:p>
        </text:list-item>
        <text:list-item>
          <text:p text:style-name="P43"><text:span text:style-name="T10">Mantenimiento de Unidades.</text:span></text:p>
        </text:list-item>
        <text:list-item>
          <text:p text:style-name="P43"><text:span text:style-name="T10">Mantenimiento de Servicios.</text:span></text:p>
        </text:list-item>
      </text:list>
      <text:p text:style-name="P42"><text:span text:style-name="T10"/></text:p>
      <text:p text:style-name="P39"/>
      <text:p text:style-name="P6"/>
      <text:p text:style-name="P17"><text:span text:style-name="T2">Descripción del personal involucrado</text:span>.</text:p>
      <text:p text:style-name="P17"/>
      <text:p text:style-name="P33">Demografía de mercado</text:p>
      <text:p text:style-name="P44">Información demografica de Posadas misiones</text:p>
      <text:p text:style-name="P7"/>
      <text:p text:style-name="P14"><text:span text:style-name="T2">Resumene del personal involucrado </text:span><text:span text:style-name="T1">en el desarrollo</text:span></text:p>
      <text:p text:style-name="P10"><text:span text:style-name="T3">Programador: Betanur Damián Ariel</text:span>.</text:p>
      <text:p text:style-name="P10"><text:span text:style-name="T3">Profesor: Godoy Diego</text:span> </text:p>
      <text:p text:style-name="P8"/>
      <text:p text:style-name="P13">Res<text:span text:style-name="T2">umen de usuarios</text:span></text:p>
      <text:p text:style-name="P44"/>
      <text:p text:style-name="P44">Cajero:</text:p>
      <text:p text:style-name="P10"><text:span text:style-name="T3">Programador de Servicios:</text:span> </text:p>
      <text:p text:style-name="P39">Supervisor:</text:p>
      <text:p text:style-name="P39">…</text:p>
      <text:p text:style-name="P9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Objetivos de alto nivel</text:p>
      <text:p text:style-name="P8"/>
      <text:p text:style-name="P45">El taller de requisitos de un día con los expertos en la materia que se está estudiando y otras personas involucradas, y encuestas a varios distribuidores, nos llevaron a los siguientes objetivos y problemas claves: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4">Objetivo de alto nivel</text:p>
          </table:table-cell>
          <table:table-cell table:style-name="Table3.A1" office:value-type="string">
            <text:p text:style-name="P24">Prioridad</text:p>
          </table:table-cell>
          <table:table-cell table:style-name="Table3.A1" office:value-type="string">
            <text:p text:style-name="P24">Problemas e inquietudes</text:p>
          </table:table-cell>
          <table:table-cell table:style-name="Table3.D1" office:value-type="string">
            <text:p text:style-name="P24">Soluciones actuales</text:p>
          </table:table-cell>
        </table:table-row>
        <table:table-row>
          <table:table-cell table:style-name="Table3.A3" office:value-type="string">
            <text:p text:style-name="P26">Procesamiento de ventas rápido, robusto e integrado</text:p>
          </table:table-cell>
          <table:table-cell table:style-name="Table3.B2" office:value-type="string">
            <text:p text:style-name="P26">Alta</text:p>
          </table:table-cell>
          <table:table-cell table:style-name="Table3.C3" office:value-type="string">
            <text:p text:style-name="P26">Se reduce la velocidad cuando se incrementa la carga. </text:p>
            <text:p text:style-name="P26">Pérdida de la capacidad de procesamiento de las ventas si los componentes fallan. </text:p>
            <text:p text:style-name="P26">Carencia de información actualizada y precisa de la contabilidad y otros sistemas debido a que no está integrado con los sistemas de contabilidad, inventario y RRHH. Da lugar a dificultades en las medidas y la planificación.</text:p>
            <text:p text:style-name="P26">Imposibilidad de adaptar las reglas de negocio a requisitos del negocio únicos.</text:p>
            <text:p text:style-name="P23"><text:span text:style-name="T2">Dificultad al añadir nuevos tipos de terminales o interfaces de usuario (por ejempl</text:span><text:span text:style-name="T4">o</text:span><text:span text:style-name="T2">, PDA's móviles).</text:span></text:p>
          </table:table-cell>
          <table:table-cell table:style-name="Table3.D2" office:value-type="string">
            <text:p text:style-name="P26">Los productos PVDP existentes permiten el procesamiento básico de ventas pero no abordan estos problemas. </text:p>
          </table:table-cell>
        </table:table-row>
        <table:table-row>
          <table:table-cell table:style-name="Table3.A3" office:value-type="string">
            <text:p text:style-name="P23">…</text:p>
          </table:table-cell>
          <table:table-cell table:style-name="Table3.B3" office:value-type="string">
            <text:p text:style-name="P23">…</text:p>
          </table:table-cell>
          <table:table-cell table:style-name="Table3.C3" office:value-type="string">
            <text:p text:style-name="P23">…</text:p>
          </table:table-cell>
          <table:table-cell table:style-name="Table3.D3" office:value-type="string">
            <text:p text:style-name="P23">…</text:p>
          </table:table-cell>
        </table:table-row>
      </table:table>
      <text:p text:style-name="P45"/>
      <text:p text:style-name="P8"/>
      <text:p text:style-name="P34">Objetivos de nivel de usuario</text:p>
      <text:p text:style-name="P39">Los usuarios (y los sistemas externos) necesitan un sistema para satisfacer sus objetivos:</text:p>
      <text:list xml:id="list8414202276071928028" text:style-name="L1">
        <text:list-item>
          <text:p text:style-name="P46"><text:span text:style-name="T5">Cajero: Descripcion</text:span>.</text:p>
        </text:list-item>
        <text:list-item>
          <text:p text:style-name="P40">Programador de Servicios: </text:p>
          <text:p text:style-name="P46"/>
        </text:list-item>
      </text:list>
      <text:p text:style-name="P32">Visión general del producto</text:p>
      <text:p text:style-name="P34">Perspectiva del producto</text:p>
      <text:p text:style-name="P47">El PVDP Gestión de Pasajes residira, normalmente, en tiendas; si se utilizan terminales moviles se encontrarán muy proximos a la red de la tienda, en el interior o en el exterior. Proporcionara servicios al usuario, y colaborará con otros sistemas, como se indica en la figura Visión-1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Figura Visión-1. Diagrama de Contexto del Sistema PVDP Gestión de Pasajes.</text:p>
      <text:p text:style-name="P47"/>
      <text:p text:style-name="P11"/>
      <text:p text:style-name="P19"><text:soft-page-break/>Resumen de los beneficios</text:p>
      <text:p text:style-name="P3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Caracteristicas soportadas</text:p>
          </table:table-cell>
          <table:table-cell table:style-name="Table2.B1" office:value-type="string">
            <text:p text:style-name="P25">Beneficio del personal involucrado</text:p>
          </table:table-cell>
        </table:table-row>
        <table:table-row>
          <table:table-cell table:style-name="Table2.A6" office:value-type="string">
            <text:p text:style-name="P27"><text:span text:style-name="T6">Funcionalmente, el sistema proporcionará todos los servicio típicos que requiere la organización de las ventas, incluyendo la entraada de las ventas, autorizaciones de pagos, gestión de devoluciones, etcetera. </text:span></text:p>
          </table:table-cell>
          <table:table-cell table:style-name="Table2.B6" office:value-type="string">
            <text:p text:style-name="P28"><text:span text:style-name="T7">Servicios de punto de venta rapídos y automáticos.</text:span></text:p>
          </table:table-cell>
        </table:table-row>
        <table:table-row>
          <table:table-cell table:style-name="Table2.A6" office:value-type="string">
            <text:p text:style-name="P28"><text:span text:style-name="T7">Detección de fallos automáticos, cambiando a procesamiento local son conexión cuando los servicios no estén disponibles.</text:span></text:p>
          </table:table-cell>
          <table:table-cell table:style-name="Table2.B6" office:value-type="string">
            <text:p text:style-name="P28"><text:span text:style-name="T7">Procesamiento de ventas continuado cuando faltan los componentes externos.</text:span></text:p>
          </table:table-cell>
        </table:table-row>
        <table:table-row>
          <table:table-cell table:style-name="Table2.A6" office:value-type="string">
            <text:p text:style-name="P28"><text:span text:style-name="T7">Reglas de negocio “conectables” en varios puntos del escenario durante el procesamiento de las ventas. </text:span></text:p>
          </table:table-cell>
          <table:table-cell table:style-name="Table2.B6" office:value-type="string">
            <text:p text:style-name="P29"><text:span text:style-name="T8">Configuración flexible de la lógica del negocio</text:span></text:p>
          </table:table-cell>
        </table:table-row>
        <table:table-row>
          <table:table-cell table:style-name="Table2.A6" office:value-type="string">
            <text:p text:style-name="P29"><text:span text:style-name="T8">Transacciones en tiempo real con sistemas de terceras partes, hacindo uso de protocolos estándares industriales. </text:span></text:p>
          </table:table-cell>
          <table:table-cell table:style-name="Table2.B6" office:value-type="string">
            <text:p text:style-name="P29"><text:span text:style-name="T8">Información de ventas, contabilidad e inventario oportuna y precisa, para abordar las mediciones y la planificación.</text:span></text:p>
          </table:table-cell>
        </table:table-row>
        <table:table-row>
          <table:table-cell table:style-name="Table2.A6" office:value-type="string">
            <text:p text:style-name="P29">…</text:p>
          </table:table-cell>
          <table:table-cell table:style-name="Table2.B6" office:value-type="string">
            <text:p text:style-name="P29">…</text:p>
          </table:table-cell>
        </table:table-row>
      </table:table>
      <text:p text:style-name="P3"/>
      <text:p text:style-name="P3"/>
      <text:p text:style-name="P36">Suposiciones y dependencias.</text:p>
      <text:p text:style-name="P52">Fdes</text:p>
      <text:p text:style-name="P52"/>
      <text:p text:style-name="P36">Coste y fijación del precio.</text:p>
      <text:p text:style-name="P52">Fdes</text:p>
      <text:p text:style-name="P52"/>
      <text:p text:style-name="P36">Licencia e instalación. </text:p>
      <text:p text:style-name="P52">Fdes</text:p>
      <text:p text:style-name="P52"/>
      <text:p text:style-name="P19">Resumen de las caracteristicas del sistema</text:p>
      <text:list xml:id="list5476583874126318183" text:style-name="L2">
        <text:list-item>
          <text:p text:style-name="P49">Entrada de ventas.</text:p>
        </text:list-item>
        <text:list-item>
          <text:p text:style-name="P49">Autorización de pagos (crédito, débito, cheque)</text:p>
        </text:list-item>
        <text:list-item>
          <text:p text:style-name="P50"><text:span text:style-name="T9">Administración del sistema de usuarios, seguridad, código y tablas de constantes, etcétera.</text:span></text:p>
        </text:list-item>
        <text:list-item>
          <text:p text:style-name="P50"><text:span text:style-name="T9">Procesamiento automático de ventas son conexión cuando falten los componentes externos. </text:span></text:p>
        </text:list-item>
        <text:list-item>
          <text:p text:style-name="P50"><text:span text:style-name="T9">Transacciones en tiempo real, basados en estándares industriales, con sistemas de terceras partes, que incluye los servicios de inventario, contabilidad, recursos humanos, cáculo de impuestos, y autorizacion de pagos. </text:span></text:p>
        </text:list-item>
        <text:list-item>
          <text:p text:style-name="P50"><text:span text:style-name="T9">Definición y ejecución de reglas de negocio “conectables” en puntos comunes y fijos de los escenarios de procesamiento. </text:span></text:p>
        </text:list-item>
        <text:list-item>
          <text:p text:style-name="P50"><text:span text:style-name="T9">…</text:span></text:p>
        </text:list-item>
      </text:list>
      <text:p text:style-name="P48"><text:span text:style-name="T9"/></text:p>
      <text:p text:style-name="P48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register-true="tru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officeooo:rsid="001f5e60" officeooo:paragraph-rsid="001f5e60" style:font-size-asian="8pt" style:font-size-complex="8pt"/>
    </style:style>
    <style:style style:name="MP2" style:family="paragraph">
      <style:paragraph-properties fo:text-align="center"/>
    </style:style>
    <style:style style:name="MP3" style:family="paragraph" style:parent-style-name="Footer" style:list-style-name="">
      <style:paragraph-properties fo:text-align="center" style:justify-single-word="false" fo:background-color="transparent" text:number-lines="true" text:line-number="1">
        <style:background-image/>
      </style:paragraph-properties>
    </style:style>
    <style:style style:name="MT1" style:family="text">
      <style:text-properties officeooo:rsid="0026d788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#ffffff" style:register-truth-ref-style-name="Text_20_body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4" draw:style-name="Mgr1" draw:text-style-name="MP2" svg:x1="0.026cm" svg:y1="0.33cm" svg:x2="16.972cm" svg:y2="0.369cm"><text:p/></draw:line>Requisitos - <text:span text:style-name="MT1">Visión</text:span>.</text:p>
      </style:header>
      <style:footer>
        <text:h text:style-name="MP3" text:outline-level="1"><draw:line text:anchor-type="paragraph" draw:z-index="8" draw:style-name="Mgr1" draw:text-style-name="MP2" svg:x1="0.014cm" svg:y1="0.019cm" svg:x2="16.974cm" svg:y2="0.019cm"><text:p/></draw:line><text:page-number text:select-page="current">4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 </meta:initial-creator>
    <meta:creation-date>2014-11-20T22:05:04</meta:creation-date>
    <dc:date>2014-11-29T21:39:10</dc:date>
    <dc:creator>carolin </dc:creator>
    <meta:editing-duration>PT8H31M37S</meta:editing-duration>
    <meta:editing-cycles>31</meta:editing-cycles>
    <meta:generator>LibreOffice/4.0.2.2$Linux_x86 LibreOffice_project/400m0$Build-2</meta:generator>
    <meta:document-statistic meta:table-count="3" meta:image-count="0" meta:object-count="0" meta:page-count="4" meta:paragraph-count="102" meta:word-count="1089" meta:character-count="7188" meta:non-whitespace-character-count="6187"/>
  </office:meta>
</office:document-meta>
</file>